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size="20pt" fo:font-weight="bold" style:font-size-asian="20pt" style:font-weight-asian="bold" style:font-size-complex="20pt" style:font-weight-complex="bold"/>
    </style:style>
    <style:style style:name="P3" style:family="paragraph" style:parent-style-name="Heading_20_4">
      <style:text-properties fo:font-size="20pt" fo:font-weight="bold" style:font-size-asian="20pt" style:font-weight-asian="bold" style:font-size-complex="20pt" style:font-weight-complex="bold"/>
    </style:style>
    <style:style style:name="P4" style:family="paragraph" style:parent-style-name="Text_20_body">
      <style:text-properties fo:font-weight="normal"/>
    </style:style>
    <style:style style:name="P5" style:family="paragraph" style:parent-style-name="Text_20_body">
      <style:text-properties fo:font-size="20pt" fo:font-weight="bold" style:font-size-asian="20pt" style:font-weight-asian="bold" style:font-size-complex="20pt" style:font-weight-complex="bold"/>
    </style:style>
    <style:style style:name="P6" style:family="paragraph" style:parent-style-name="Text_20_body">
      <style:text-properties fo:font-size="11pt"/>
    </style:style>
    <style:style style:name="T1" style:family="text">
      <style:text-properties fo:font-weight="normal"/>
    </style:style>
    <style:style style:name="T2" style:family="text">
      <style:text-properties fo:font-style="italic" fo:font-weight="normal"/>
    </style:style>
    <style:style style:name="T3" style:family="text">
      <style:text-properties fo:font-style="italic" fo:font-weight="bold"/>
    </style:style>
    <style:style style:name="T4" style:family="text">
      <style:text-properties fo:font-weight="bold"/>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style="italic" fo:font-weight="bold" style:font-size-asian="20pt" style:font-weight-asian="bold" style:font-size-complex="20pt" style:font-weight-complex="bold"/>
    </style:style>
    <style:style style:name="T7" style:family="text">
      <style:text-properties fo:font-size="14pt"/>
    </style:style>
    <style:style style:name="T8" style:family="text">
      <style:text-properties fo:font-size="11pt"/>
    </style:style>
    <style:style style:name="T9"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at is a Genuine and Subsisting Relationship?</text:h>
      <text:p text:style-name="Text_20_body">By Richmond Chambers - </text:p>
      <text:p text:style-name="P1">If you are a spouse who wishes to join your partner in the UK, who is British or settled, the specified evidence for the relationship requirements set out in Appendix FM, including in relation to the genuine and subsisting relationship requirement, can seem scarce when compared to the financial requirements rules. The latter set out mandatory evidence that must be provided in order to prove that you meet or exceed the minimum threshold. </text:p>
      <text:p text:style-name="Text_20_body"><text:span text:style-name="T1">Section </text:span><text:a xlink:type="simple" xlink:href="https://www.gov.uk/guidance/immigration-rules/immigration-rules-appendix-fm-family-members" text:style-name="Internet_20_link" text:visited-style-name="Visited_20_Internet_20_Link"><text:span text:style-name="T1">E-ECP.2.6</text:span></text:a> <text:span text:style-name="T1">states that the relationship between the applicant and their partner must be a genuine and subsisting relationship. As an applicant, it can be difficult to determine precisely what this means and in turn, this can make it difficult to determine what type of evidence you may wish to use in your application. </text:span></text:p>
      <text:h text:style-name="Heading_20_2" text:outline-level="2">What factors will the Home Office consider when assessing the genuine and subsisting relationship requirement?</text:h>
      <text:p text:style-name="Text_20_body"><text:span text:style-name="T1">The Immigration Directorate Instructions</text:span> <text:span text:style-name="T1">sheds some light on what factors may be taken into consideration when a caseworker assesses if your relationship is genuine and subsisting. Providing letters of correspondence addressed to you and/or your partner at the same address, any financial commitments you share together and evidence that the applicant and/or your partner have visited the other’s home country can be used as evidence in your application. </text:span></text:p>
      <text:p text:style-name="Text_20_body"><text:span text:style-name="T1">Case law also provides an insight into what to expect. In Naz (subsisting marriage – standard of proof) </text:span><text:a xlink:type="simple" xlink:href="https://tribunalsdecisions.service.gov.uk/utiac/2012-ukut-40" text:style-name="Internet_20_link" text:visited-style-name="Visited_20_Internet_20_Link"><text:span text:style-name="T1">[2012] UKUT 40</text:span></text:a> <text:span text:style-name="T1">the Entry Clearance Officer refused the application for the following reasons:</text:span></text:p>
      <text:p text:style-name="Text_20_body"><text:span text:style-name="T5">“</text:span><text:span text:style-name="T6">It is reasonable to expect that in a genuine, subsisting, supporting and affectionate relationship…that there would be significant evidence of regular contact, signs of companionship, emotional support, affection, and abiding interest in each other’s welfare and wellbeing…I am not satisfied that you have genuinely formed a relationship and durable with outward signs of affection and companionship.”</text:span><text:span text:style-name="T2"> </text:span>– <text:span text:style-name="T1">para. 3</text:span></text:p>
      <text:p text:style-name="Text_20_body"><text:span text:style-name="T1">This is indicative that communication exchanged between you and your partner can be an important part of your application. However, there are few particularities on how you should communicate or </text:span><text:soft-page-break/><text:span text:style-name="T1">by which means. For instance, in </text:span><text:span text:style-name="T2">Goudey (subsisting marriage – evidence) Sudan </text:span><text:a xlink:type="simple" xlink:href="https://tribunalsdecisions.service.gov.uk/utiac/2012-ukut-41" text:style-name="Internet_20_link" text:visited-style-name="Visited_20_Internet_20_Link"><text:span text:style-name="T1">[2012] UKUT 00041 (IAC)</text:span></text:a> <text:span text:style-name="T1">it was established that it is not a requirement to have to text your partner. </text:span></text:p>
      <text:h text:style-name="Heading_20_2" text:outline-level="2"><text:span text:style-name="T4">What does the outcome of </text:span><text:span text:style-name="T3">Goudey (subsisting marriage – evidence) Sudan </text:span><text:span text:style-name="T4">[2012] UKUT 00041 (IAC) mean?</text:span></text:h>
      <text:p text:style-name="P1">In this case, it was deemed that evidence of telephone cards without confirmation on the number being called, was satisfactory.  It was also noted in this case that:</text:p>
      <text:p text:style-name="Text_20_body">“<text:span text:style-name="T2">The judge was therefore imposing his own view of how the parties could reasonably be expected to conduct their relationship as opposed to evaluating the consistent and supported evidence that was before him as to how they actually did.” </text:span>– <text:span text:style-name="T1">para. 10</text:span></text:p>
      <text:p text:style-name="P2">Having said this, evidence of conversations on facebook messenger, whatsapp or email can often be useful to show that you and your partner are in regular contact with each other, although none of these are mandatory requirements. </text:p>
      <text:p text:style-name="P2"/>
      <text:h text:style-name="P3" text:outline-level="4"><text:span text:style-name="Strong_20_Emphasis"><text:span text:style-name="T7">Applying for the Engagement Visa</text:span></text:span></text:h>
      <text:p text:style-name="P6">The challenge here is to discuss the important topic of the fiance visa vs spouse visa. Understanding the requirements of the visa is very important. Then knowing how to apply and then knowing what you can do on the visa is also vital.</text:p>
      <text:p text:style-name="Text_20_body"><text:span text:style-name="T8">Now let’s start with the engagement visa, referred to as the fiance visa. Which is one of our top topics when speaking about </text:span><text:span text:style-name="Strong_20_Emphasis"><text:span text:style-name="T8">fiance visa vs spouse visa</text:span></text:span><text:span text:style-name="T8">. The visa requires both parties to show they have met in person. This is required, as in some of the South Asian countries, where the traditional practices of arranged marriages happen. This rule is to prevent any abuse to the current immigration laws. Details of the relationship when applying for the engagement visa. Must be provided, questions like, when did you meet for the first time, where, and how did the relationship begin. The questions go further, on how you maintained your relationship for example, do you speak on the phone. These are all required on the engagement visa.</text:span></text:p>
      <text:p text:style-name="P6">Further to that, both the applicant and sponsor must be over 18 years of age when they apply for the fiance marriage visa. At the date of application, they must have the intention to legally marry in the UK as this is required for the engagement visa.</text:p>
      <text:p text:style-name="P6">The sponsor is normally the person who is settled in the UK and supporting the<text:span text:style-name="T9"> fiance visa</text:span> application. They need to show the financial requirements are met, so they can be employed and self-employed.</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7T07:17:47.847945919</meta:creation-date>
    <dc:date>2022-09-17T08:23:57.618890513</dc:date>
    <meta:editing-duration>PT11M4S</meta:editing-duration>
    <meta:editing-cycles>4</meta:editing-cycles>
    <meta:generator>LibreOffice/6.4.7.2$Linux_X86_64 LibreOffice_project/40$Build-2</meta:generator>
    <meta:document-statistic meta:table-count="0" meta:image-count="0" meta:object-count="0" meta:page-count="2" meta:paragraph-count="18" meta:word-count="747" meta:character-count="4586" meta:non-whitespace-character-count="3845"/>
  </office:meta>
</office:document-meta>
</file>